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"&gt;</text:placeholder></text:p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Header"><text:placeholder text:placeholder-type="text">&lt;company.party.full_name&gt;</text:placeholder></text:p>
        <text:p text:style-name="Header"><text:placeholder text:placeholder-type="text">&lt;if test="company.party.addresses"&gt;</text:placeholder></text:p>
        <text:p text:style-name="Header"><text:placeholder text:placeholder-type="text">&lt;for each="line in company.party.addresses[0].full_address.split('\n')"&gt;</text:placeholder></text:p>
        <text:p text:style-name="Header"><text:placeholder text:placeholder-type="text">&lt;line&gt;</text:placeholder></text:p>
        <text:p text:style-name="Header"><text:placeholder text:placeholder-type="text">&lt;/for&gt;</text:placeholder></text:p>
        <text:p text:style-name="Header"><text:placeholder text:placeholder-type="text">&lt;/if&gt;</text:placeholder></text:p>
        <text:p text:style-name="Header"><text:placeholder text:placeholder-type="text">&lt;if test="company.party.phone"&gt;</text:placeholder></text:p>
        <text:p text:style-name="Header">Phone: <text:placeholder text:placeholder-type="text">&lt;company.party.phone&gt;</text:placeholder></text:p>
        <text:p text:style-name="Header"><text:placeholder text:placeholder-type="text">&lt;/if&gt;</text:placeholder></text:p>
        <text:p text:style-name="Header"><text:placeholder text:placeholder-type="text">&lt;if test="company.party.email"&gt;</text:placeholder></text:p>
        <text:p text:style-name="Header">E-Mail: <text:placeholder text:placeholder-type="text">&lt;company.party.email&gt;</text:placeholder></text:p>
        <text:p text:style-name="Header"><text:placeholder text:placeholder-type="text">&lt;/if&gt;</text:placeholder></text:p>
        <text:p text:style-name="Header"><text:placeholder text:placeholder-type="text">&lt;/if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24" meta:word-count="41" meta:character-count="482"/>
    <meta:user-defined meta:name="Info 1"/>
    <meta:user-defined meta:name="Info 2"/>
    <meta:user-defined meta:name="Info 3"/>
    <meta:user-defined meta:name="Info 4"/>
  </office:meta>
</office:document-meta>
</file>